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9])" office:value-type="float" office:value="0.0000294275121357694" calcext:value-type="float">
            <text:p>2.94275121357694E-05</text:p>
          </table:table-cell>
          <table:table-cell table:formula="of:=AVERAGE([.N2:.N209])" office:value-type="float" office:value="0.0000473588723805792" calcext:value-type="float">
            <text:p>4.73588723805792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4:03:39.5255494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1-28T14:16:05.370316921</dc:date>
    <meta:editing-duration>P1DT1H19M30S</meta:editing-duration>
    <meta:editing-cycles>150</meta:editing-cycles>
    <meta:generator>LibreOffice/7.2.3.2$Linux_X86_64 LibreOffice_project/20$Build-2</meta:generator>
    <meta:document-statistic meta:table-count="1" meta:cell-count="3385" meta:object-count="0"/>
  </office:meta>
</office:document-meta>
</file>